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sub>
        <mi>J</mi>
        <mi>j</mi>
      </msub>
      <mrow>
        <mi/>
        <mo stretchy="false">=</mo>
        <mi/>
      </mrow>
      <mrow>
        <mo stretchy="false">∮</mo>
        <msub>
          <mi>p</mi>
          <mi>j</mi>
        </msub>
      </mrow>
      <mtext>d</mtext>
      <msub>
        <mi>q</mi>
        <mi>j</mi>
      </msub>
      <mi/>
      <mi>;</mi>
      <mi/>
      <mi>j</mi>
      <mrow>
        <mi/>
        <mo stretchy="false">=</mo>
        <mi/>
      </mrow>
      <mn>1,2</mn>
      <mi>,</mi>
      <mo stretchy="false">…</mo>
      <mi>,</mi>
      <mi>S</mi>
    </mrow>
    <annotation encoding="StarMath 5.0">J_j `=` lint p_j "d" q_j `;~~~ j `=` 1,2,dotslow,S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5T18:43:16.884000000</meta:creation-date>
    <meta:generator>LibreOffice/4.1.4.2$Windows_x86 LibreOffice_project/0a0440ccc0227ad9829de5f46be37cfb6edcf72</meta:generator>
  </office:meta>
</office:document-meta>
</file>